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style:text-underline-style="none" officeooo:rsid="00235eda" officeooo:paragraph-rsid="00235eda"/>
    </style:style>
    <style:style style:name="P9" style:family="paragraph" style:parent-style-name="Standard">
      <style:text-properties style:text-underline-style="none" officeooo:rsid="0024f381" officeooo:paragraph-rsid="0024f381"/>
    </style:style>
    <style:style style:name="P10" style:family="paragraph" style:parent-style-name="Standard">
      <style:text-properties style:text-underline-style="none" fo:font-weight="bold" officeooo:rsid="0024f381" officeooo:paragraph-rsid="0024f381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P12" style:family="paragraph" style:parent-style-name="Standard">
      <style:text-properties officeooo:rsid="00044d89" officeooo:paragraph-rsid="00191a8e"/>
    </style:style>
    <style:style style:name="P13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15" style:family="paragraph" style:parent-style-name="Standard" style:list-style-name="L1">
      <style:text-properties officeooo:rsid="00044d89" officeooo:paragraph-rsid="00191a8e"/>
    </style:style>
    <style:style style:name="P16" style:family="paragraph" style:parent-style-name="Standard" style:list-style-name="L2">
      <style:text-properties officeooo:rsid="00044d89" officeooo:paragraph-rsid="00191a8e"/>
    </style:style>
    <style:style style:name="P17" style:family="paragraph" style:parent-style-name="Standard" style:list-style-name="L3">
      <style:text-properties officeooo:rsid="00044d89" officeooo:paragraph-rsid="00191a8e"/>
    </style:style>
    <style:style style:name="P18" style:family="paragraph" style:parent-style-name="Standard" style:list-style-name="L4">
      <style:text-properties style:text-underline-style="none" officeooo:rsid="00044d89" officeooo:paragraph-rsid="00191a8e"/>
    </style:style>
    <style:style style:name="P19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79b8f" officeooo:paragraph-rsid="00279b8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8a107" officeooo:paragraph-rsid="0028a107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9a6fe" officeooo:paragraph-rsid="0029a6fe" style:font-weight-asian="normal" style:font-weight-complex="normal"/>
    </style:style>
    <style:style style:name="P23" style:family="paragraph" style:parent-style-name="Standard">
      <style:text-properties style:text-underline-style="none" officeooo:rsid="0024f381" officeooo:paragraph-rsid="0024f381"/>
    </style:style>
    <style:style style:name="P24" style:family="paragraph" style:parent-style-name="Standard">
      <style:text-properties style:text-underline-style="none" officeooo:rsid="0024f381" officeooo:paragraph-rsid="0028a107"/>
    </style:style>
    <style:style style:name="P25" style:family="paragraph" style:parent-style-name="Standard">
      <style:text-properties style:text-underline-style="none" officeooo:rsid="0029a6fe" officeooo:paragraph-rsid="0029a6fe"/>
    </style:style>
    <style:style style:name="P26" style:family="paragraph" style:parent-style-name="Standard">
      <style:text-properties style:text-underline-style="none" officeooo:rsid="0028a107" officeooo:paragraph-rsid="0028a107"/>
    </style:style>
    <style:style style:name="P27" style:family="paragraph" style:parent-style-name="Standard">
      <style:text-properties style:text-underline-style="none" officeooo:rsid="002a49db" officeooo:paragraph-rsid="002a49db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style:style style:name="T5" style:family="text">
      <style:text-properties officeooo:rsid="0024f381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uebas</text:p>
      <text:p text:style-name="P1"/>
      <text:p text:style-name="P1"/>
      <text:p text:style-name="P1"/>
      <text:p text:style-name="P12"/>
      <text:p text:style-name="P12">1. Nos descargamos la imagen de debian:</text:p>
      <text:list xml:id="list1087899841312389163" text:style-name="L1">
        <text:list-item>
          <text:p text:style-name="P15">docker pull debian</text:p>
        </text:list-item>
      </text:list>
      <text:p text:style-name="P12"/>
      <text:p text:style-name="P12">2. Creamos un contenedor con la imagen de debian y que tengo el interprete de comandos:</text:p>
      <text:list xml:id="list7672444902466767444" text:style-name="L2">
        <text:list-item>
          <text:p text:style-name="P16">docker run -i -t --name maq1 debian /bin/bash</text:p>
        </text:list-item>
      </text:list>
      <text:p text:style-name="P12"/>
      <text:p text:style-name="P12">3. Si no hemos entrado, entramos y instalamos nginx:</text:p>
      <text:list xml:id="list8503044853946633098" text:style-name="L3">
        <text:list-item>
          <text:p text:style-name="P17">docker attach maq1</text:p>
          <text:list>
            <text:list-item>
              <text:p text:style-name="P17">apt update ; apt upgrade -y</text:p>
            </text:list-item>
            <text:list-item>
              <text:p text:style-name="P17">apt install nginx</text:p>
            </text:list-item>
          </text:list>
        </text:list-item>
      </text:list>
      <text:p text:style-name="P12"/>
      <text:p text:style-name="P12">4. Creamos una imagen de esa máquina con nginx instalado:</text:p>
      <text:list xml:id="list2482108980985632178" text:style-name="L4">
        <text:list-item>
          <text:p text:style-name="P18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8">docker run -d -p 82:80 --name maq3 -v proftpd:/var/www/html -e SERVER_NAME='dani' -e DOCUMENTROOT='dani' danibascon/apache2-usuario</text:p>
      <text:p text:style-name="P1"/>
      <text:p text:style-name="P1"/>
      <text:p text:style-name="P14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9">MYSQL</text:p>
      <text:p text:style-name="P9"/>
      <text:p text:style-name="P9"/>
      <text:p text:style-name="P10">servidor (el link creo que no hace falta, probar)</text:p>
      <text:p text:style-name="P11"/>
      <text:p text:style-name="P11">docker run -it -p 3307:3306 --name phpmyadmin danibascon/phpmyadmin /bin/bash</text:p>
      <text:p text:style-name="P21"/>
      <text:p text:style-name="P21">apt update ; apt install mysql-server nano -y</text:p>
      <text:p text:style-name="P11">service mysql start</text:p>
      <text:p text:style-name="P22">mysql -u root -proot</text:p>
      <text:p text:style-name="P20">create database bascon;</text:p>
      <text:p text:style-name="P9">grant all privileges on bascon.* to 'bascon'@'%' identified by 'bascon' with grant option;</text:p>
      <text:p text:style-name="P9"/>
      <text:p text:style-name="P10">cliente</text:p>
      <text:p text:style-name="P9"><text:s/>docker run -it --name mysql --link phpmyadmin:phpmyadmin debian:jessie /bin/bash</text:p>
      <text:p text:style-name="P26"><text:span text:style-name="T6">apt update ; apt install mysql-client nano </text:span><text:span text:style-name="T5">mysql-client php5 libapache2-mod-php5 php5 php5-mysql phpmyadmin -y</text:span></text:p>
      <text:p text:style-name="P24"><text:tab/></text:p>
      <text:p text:style-name="P27">cd /var/www/html</text:p>
      <text:p text:style-name="P27">ln -s /usr/share/phpmyadmin</text:p>
      <text:p text:style-name="P24">mysql -h phpmyadmin -u bascon -pbascon bascon</text:p>
      <text:p text:style-name="P24"/>
      <text:p text:style-name="P25">editar config-db.php que apunte a la bbdd</text:p>
      <text:p text:style-name="P9"/>
      <text:p text:style-name="P25">nano /etc/phpmyadmin/config-db.php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08T05:31:02.010292226</dc:date>
    <meta:editing-duration>PT7H57M3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257" meta:character-count="1671" meta:non-whitespace-character-count="1461"/>
  </office:meta>
</office:document-meta>
</file>